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MS Mincho" svg:font-family="'MS Mincho', 'MS ??'" style:font-family-generic="modern"/>
    <style:font-face style:name="Courier New1" svg:font-family="'Courier New'" style:font-family-generic="modern" style:font-pitch="fixed"/>
    <style:font-face style:name="SimSun" svg:font-family="SimSun,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5">
      <style:text-properties officeooo:paragraph-rsid="00129aba"/>
    </style:style>
    <style:style style:name="P2" style:family="paragraph" style:parent-style-name="Text_20_body" style:list-style-name="L1"/>
    <style:style style:name="P3" style:family="paragraph" style:parent-style-name="Text_20_body">
      <style:text-properties fo:font-size="10pt" style:font-size-asian="10pt" style:font-size-complex="10pt"/>
    </style:style>
    <style:style style:name="P4" style:family="paragraph" style:parent-style-name="Text_20_body" style:list-style-name="L1">
      <style:text-properties fo:font-size="10pt" style:font-size-asian="10pt" style:font-size-complex="10pt"/>
    </style:style>
    <style:style style:name="P5" style:family="paragraph" style:parent-style-name="Text_20_body">
      <style:text-properties officeooo:paragraph-rsid="00129aba"/>
    </style:style>
    <style:style style:name="P6" style:family="paragraph" style:parent-style-name="Affiliation">
      <style:text-properties officeooo:paragraph-rsid="001126f5"/>
    </style:style>
    <style:style style:name="P7" style:family="paragraph" style:parent-style-name="Standard">
      <style:paragraph-properties style:snap-to-layout-grid="false"/>
      <style:text-properties fo:font-size="8pt" style:font-size-asian="8pt" style:font-size-complex="8pt"/>
    </style:style>
    <style:style style:name="P8" style:family="paragraph" style:parent-style-name="Heading_20_1">
      <style:text-properties officeooo:paragraph-rsid="001126f5"/>
    </style:style>
    <style:style style:name="P9" style:family="paragraph" style:parent-style-name="Author">
      <style:text-properties officeooo:paragraph-rsid="001126f5"/>
    </style:style>
    <style:style style:name="P10" style:family="paragraph" style:parent-style-name="sponsors">
      <style:paragraph-properties fo:margin-left="0in" fo:margin-right="0in" fo:text-indent="0in" style:auto-text-indent="false"/>
    </style:style>
    <style:style style:name="P11" style:family="paragraph" style:parent-style-name="paper_20_subtitle">
      <style:text-properties officeooo:paragraph-rsid="001126f5"/>
    </style:style>
    <style:style style:name="P12" style:family="paragraph" style:parent-style-name="paper_20_title" style:master-page-name="Standard">
      <style:paragraph-properties style:page-number="auto"/>
      <style:text-properties officeooo:paragraph-rsid="001126f5"/>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e2840" style:font-style-asian="italic" style:font-style-complex="italic"/>
    </style:style>
    <style:style style:name="T4" style:family="text">
      <style:text-properties fo:font-style="italic" officeooo:rsid="00131ad9" style:font-style-asian="italic" style:font-style-complex="italic"/>
    </style:style>
    <style:style style:name="T5" style:family="text">
      <style:text-properties fo:font-style="italic" officeooo:rsid="00183291" style:font-style-asian="italic" style:font-style-complex="italic"/>
    </style:style>
    <style:style style:name="T6" style:family="text">
      <style:text-properties fo:font-style="italic" officeooo:rsid="0017a57c" style:font-style-asian="italic" style:font-style-complex="italic"/>
    </style:style>
    <style:style style:name="T7" style:family="text">
      <style:text-properties fo:font-style="italic" officeooo:rsid="00202f6e" style:font-style-asian="italic" style:font-style-complex="italic"/>
    </style:style>
    <style:style style:name="T8" style:family="text">
      <style:text-properties fo:font-style="italic" officeooo:rsid="002365ae" style:font-style-asian="italic" style:font-style-complex="italic"/>
    </style:style>
    <style:style style:name="T9" style:family="text">
      <style:text-properties fo:font-style="italic" officeooo:rsid="00254809" style:font-style-asian="italic" style:font-style-complex="italic"/>
    </style:style>
    <style:style style:name="T10" style:family="text">
      <style:text-properties fo:font-style="italic" officeooo:rsid="0026d5f3" style:font-style-asian="italic" style:font-style-complex="italic"/>
    </style:style>
    <style:style style:name="T11" style:family="text">
      <style:text-properties style:font-name-asian="Times New Roman"/>
    </style:style>
    <style:style style:name="T12" style:family="text">
      <style:text-properties fo:font-style="normal" officeooo:rsid="0013035d" style:font-style-asian="normal" style:font-style-complex="normal"/>
    </style:style>
    <style:style style:name="T13" style:family="text">
      <style:text-properties fo:font-style="normal" officeooo:rsid="00131ad9" style:font-style-asian="normal" style:font-style-complex="normal"/>
    </style:style>
    <style:style style:name="T14" style:family="text">
      <style:text-properties fo:font-style="normal" officeooo:rsid="00135f13" style:font-style-asian="normal" style:font-style-complex="normal"/>
    </style:style>
    <style:style style:name="T15" style:family="text">
      <style:text-properties fo:font-style="normal" officeooo:rsid="0014d06a" style:font-style-asian="normal" style:font-style-complex="normal"/>
    </style:style>
    <style:style style:name="T16" style:family="text">
      <style:text-properties fo:font-style="normal" officeooo:rsid="00162c97" style:font-style-asian="normal" style:font-style-complex="normal"/>
    </style:style>
    <style:style style:name="T17" style:family="text">
      <style:text-properties fo:font-style="normal" officeooo:rsid="0017a57c" style:font-style-asian="normal" style:font-style-complex="normal"/>
    </style:style>
    <style:style style:name="T18" style:family="text">
      <style:text-properties fo:font-style="normal" officeooo:rsid="00183291" style:font-style-asian="normal" style:font-style-complex="normal"/>
    </style:style>
    <style:style style:name="T19" style:family="text">
      <style:text-properties fo:font-style="normal" officeooo:rsid="00254809" style:font-style-asian="normal" style:font-style-complex="normal"/>
    </style:style>
    <style:style style:name="T20" style:family="text">
      <style:text-properties fo:font-style="normal" officeooo:rsid="001c51df" style:font-style-asian="normal" style:font-style-complex="normal"/>
    </style:style>
    <style:style style:name="T21" style:family="text">
      <style:text-properties fo:font-style="normal" officeooo:rsid="001e46c3" style:font-style-asian="normal" style:font-style-complex="normal"/>
    </style:style>
    <style:style style:name="T22" style:family="text">
      <style:text-properties fo:font-style="normal" officeooo:rsid="001e711a" style:font-style-asian="normal" style:font-style-complex="normal"/>
    </style:style>
    <style:style style:name="T23" style:family="text">
      <style:text-properties fo:font-style="normal" officeooo:rsid="002004fd" style:font-style-asian="normal" style:font-style-complex="normal"/>
    </style:style>
    <style:style style:name="T24" style:family="text">
      <style:text-properties fo:font-style="normal" officeooo:rsid="00202f6e" style:font-style-asian="normal" style:font-style-complex="normal"/>
    </style:style>
    <style:style style:name="T25" style:family="text">
      <style:text-properties fo:font-style="normal" officeooo:rsid="0021b156" style:font-style-asian="normal" style:font-style-complex="normal"/>
    </style:style>
    <style:style style:name="T26" style:family="text">
      <style:text-properties fo:font-style="normal" officeooo:rsid="002365ae" style:font-style-asian="normal" style:font-style-complex="normal"/>
    </style:style>
    <style:style style:name="T27" style:family="text">
      <style:text-properties fo:font-style="normal" officeooo:rsid="0026d5f3" style:font-style-asian="normal" style:font-style-complex="normal"/>
    </style:style>
    <style:style style:name="T28" style:family="text">
      <style:text-properties fo:font-style="normal" officeooo:rsid="00129aba" style:font-style-asian="normal" style:font-style-complex="normal"/>
    </style:style>
    <style:style style:name="T29" style:family="text">
      <style:text-properties fo:font-style="normal" fo:font-weight="normal" officeooo:rsid="00135f13" style:font-style-asian="normal" style:font-weight-asian="normal" style:font-style-complex="normal" style:font-weight-complex="normal"/>
    </style:style>
    <style:style style:name="T30" style:family="text">
      <style:text-properties fo:font-style="normal" fo:font-weight="normal" officeooo:rsid="0014d06a" style:font-style-asian="normal" style:font-weight-asian="normal" style:font-style-complex="normal" style:font-weight-complex="normal"/>
    </style:style>
    <style:style style:name="T31" style:family="text">
      <style:text-properties fo:letter-spacing="-0.0008in" fo:language="en" fo:country="US" fo:font-style="normal" style:language-asian="en" style:country-asian="US" style:font-style-asian="normal" style:font-style-complex="normal"/>
    </style:style>
    <style:style style:name="T32" style:family="text">
      <style:text-properties fo:letter-spacing="-0.0008in" fo:language="en" fo:country="US" fo:font-style="normal" officeooo:rsid="001c51df" style:language-asian="en" style:country-asian="US" style:font-style-asian="normal" style:font-style-complex="normal"/>
    </style:style>
    <style:style style:name="T33" style:family="text">
      <style:text-properties fo:letter-spacing="-0.0008in" fo:language="en" fo:country="US" fo:font-style="italic" officeooo:rsid="001c51df" style:language-asian="en" style:country-asian="US" style:font-style-asian="italic" style:font-style-complex="italic"/>
    </style:style>
    <style:style style:name="T34" style:family="text">
      <style:text-properties style:text-position="super 58%"/>
    </style:style>
    <style:style style:name="T35" style:family="text">
      <style:text-properties style:text-position="super 58%" officeooo:rsid="001e46c3"/>
    </style:style>
    <style:style style:name="T36" style:family="text">
      <style:text-properties style:text-position="super 58%" officeooo:rsid="001e711a"/>
    </style:style>
    <style:style style:name="T37" style:family="text">
      <style:text-properties style:text-position="super 58%" officeooo:rsid="002004fd"/>
    </style:style>
    <style:style style:name="T38" style:family="text">
      <style:text-properties style:text-position="super 58%" officeooo:rsid="00202f6e"/>
    </style:style>
    <style:style style:name="T39" style:family="text">
      <style:text-properties style:text-position="super 58%" fo:font-style="normal" officeooo:rsid="0021b156" style:font-style-asian="normal" style:font-style-complex="normal"/>
    </style:style>
    <style:style style:name="T40" style:family="text">
      <style:text-properties style:text-position="super 58%" fo:font-style="normal" officeooo:rsid="002365ae" style:font-style-asian="normal" style:font-style-complex="normal"/>
    </style:style>
    <style:style style:name="T41" style:family="text">
      <style:text-properties style:text-position="super 58%" fo:font-style="normal" officeooo:rsid="00254809" style:font-style-asian="normal" style:font-style-complex="normal"/>
    </style:style>
    <style:style style:name="T42" style:family="text">
      <style:text-properties style:text-position="super 58%" fo:font-style="normal" fo:font-weight="normal" officeooo:rsid="0021b156" style:font-style-asian="normal" style:font-weight-asian="normal" style:font-style-complex="normal" style:font-weight-complex="normal"/>
    </style:style>
    <style:style style:name="T43" style:family="text">
      <style:text-properties style:text-position="super 58%" fo:font-style="normal" fo:font-weight="normal" officeooo:rsid="002365ae" style:font-style-asian="normal" style:font-weight-asian="normal" style:font-style-complex="normal" style:font-weight-complex="normal"/>
    </style:style>
    <style:style style:name="T44" style:family="text">
      <style:text-properties style:text-position="super 58%" fo:font-size="11pt" fo:font-style="normal" officeooo:rsid="00202f6e" style:font-size-asian="11pt" style:font-style-asian="normal" style:font-size-complex="11pt" style:font-style-complex="normal"/>
    </style:style>
    <style:style style:name="T45" style:family="text">
      <style:text-properties style:text-position="super 58%" fo:font-size="11pt" fo:font-style="normal" fo:font-weight="normal" officeooo:rsid="00202f6e" style:font-size-asian="11pt" style:font-style-asian="normal" style:font-weight-asian="normal" style:font-size-complex="11pt" style:font-style-complex="normal" style:font-weight-complex="normal"/>
    </style:style>
    <style:style style:name="T46" style:family="text">
      <style:text-properties style:text-position="super 58%" officeooo:rsid="0021b156"/>
    </style:style>
    <style:style style:name="T47" style:family="text">
      <style:text-properties style:text-position="super 58%" officeooo:rsid="00254809"/>
    </style:style>
    <style:style style:name="T48" style:family="text">
      <style:text-properties officeooo:rsid="001e46c3"/>
    </style:style>
    <style:style style:name="T49" style:family="text">
      <style:text-properties officeooo:rsid="002004fd"/>
    </style:style>
    <style:style style:name="T50" style:family="text">
      <style:text-properties officeooo:rsid="000e2840"/>
    </style:style>
    <style:style style:name="T51" style:family="text">
      <style:text-properties officeooo:rsid="001126f5"/>
    </style:style>
    <style:style style:name="T52" style:family="text">
      <style:text-properties fo:font-size="11pt" style:font-size-asian="11pt" style:font-size-complex="11pt"/>
    </style:style>
    <style:style style:name="T53" style:family="text">
      <style:text-properties fo:font-size="11pt" officeooo:rsid="00202f6e" style:font-size-asian="11pt" style:font-size-complex="11pt"/>
    </style:style>
    <style:style style:name="T54" style:family="text">
      <style:text-properties fo:font-size="11pt" officeooo:rsid="000e2840" style:font-size-asian="11pt" style:font-size-complex="11pt"/>
    </style:style>
    <style:style style:name="T55" style:family="text">
      <style:text-properties fo:font-size="11pt" fo:font-style="italic" officeooo:rsid="000e2840" style:font-size-asian="11pt" style:font-size-complex="11pt"/>
    </style:style>
    <style:style style:name="T56" style:family="text">
      <style:text-properties fo:font-size="11pt" fo:font-style="italic" officeooo:rsid="00202f6e" style:font-size-asian="11pt" style:font-style-asian="italic" style:font-size-complex="11pt" style:font-style-complex="italic"/>
    </style:style>
    <style:style style:name="T57" style:family="text">
      <style:text-properties fo:font-size="11pt" fo:font-style="italic" officeooo:rsid="002365ae" style:font-size-asian="11pt" style:font-style-asian="italic" style:font-size-complex="11pt" style:font-style-complex="italic"/>
    </style:style>
    <style:style style:name="T58" style:family="text">
      <style:text-properties fo:font-size="11pt" fo:font-style="italic" officeooo:rsid="00254809" style:font-size-asian="11pt" style:font-style-asian="italic" style:font-size-complex="11pt" style:font-style-complex="italic"/>
    </style:style>
    <style:style style:name="T59" style:family="text">
      <style:text-properties fo:font-size="11pt" fo:font-style="italic" officeooo:rsid="0026d5f3" style:font-size-asian="11pt" style:font-style-asian="italic" style:font-size-complex="11pt" style:font-style-complex="italic"/>
    </style:style>
    <style:style style:name="T60" style:family="text">
      <style:text-properties fo:font-size="11pt" fo:font-style="normal" officeooo:rsid="000f2ad2" style:font-size-asian="11pt" style:font-style-asian="normal" style:font-size-complex="11pt" style:font-style-complex="normal"/>
    </style:style>
    <style:style style:name="T61" style:family="text">
      <style:text-properties fo:font-size="11pt" fo:font-style="normal" officeooo:rsid="0021b156" style:font-size-asian="11pt" style:font-style-asian="normal" style:font-size-complex="11pt" style:font-style-complex="normal"/>
    </style:style>
    <style:style style:name="T62" style:family="text">
      <style:text-properties fo:font-size="11pt" fo:font-style="normal" officeooo:rsid="001e46c3" style:font-size-asian="11pt" style:font-style-asian="normal" style:font-size-complex="11pt" style:font-style-complex="normal"/>
    </style:style>
    <style:style style:name="T63" style:family="text">
      <style:text-properties fo:font-size="11pt" fo:font-style="normal" officeooo:rsid="001e711a" style:font-size-asian="11pt" style:font-style-asian="normal" style:font-size-complex="11pt" style:font-style-complex="normal"/>
    </style:style>
    <style:style style:name="T64" style:family="text">
      <style:text-properties fo:font-size="11pt" fo:font-style="normal" officeooo:rsid="002004fd" style:font-size-asian="11pt" style:font-style-asian="normal" style:font-size-complex="11pt" style:font-style-complex="normal"/>
    </style:style>
    <style:style style:name="T65" style:family="text">
      <style:text-properties fo:font-size="11pt" fo:font-style="normal" officeooo:rsid="00202f6e" style:font-size-asian="11pt" style:font-style-asian="normal" style:font-size-complex="11pt" style:font-style-complex="normal"/>
    </style:style>
    <style:style style:name="T66" style:family="text">
      <style:text-properties fo:font-size="11pt" fo:font-style="normal" officeooo:rsid="002365ae" style:font-size-asian="11pt" style:font-style-asian="normal" style:font-size-complex="11pt" style:font-style-complex="normal"/>
    </style:style>
    <style:style style:name="T67" style:family="text">
      <style:text-properties fo:font-size="11pt" fo:font-style="normal" officeooo:rsid="00254809" style:font-size-asian="11pt" style:font-style-asian="normal" style:font-size-complex="11pt" style:font-style-complex="normal"/>
    </style:style>
    <style:style style:name="T68" style:family="text">
      <style:text-properties fo:font-size="11pt" fo:font-style="normal" officeooo:rsid="0026d5f3" style:font-size-asian="11pt" style:font-style-asian="normal" style:font-size-complex="11pt" style:font-style-complex="normal"/>
    </style:style>
    <style:style style:name="T69" style:family="text">
      <style:text-properties fo:font-size="11pt" fo:font-style="normal" fo:font-weight="bold" officeooo:rsid="000f2ad2" style:font-size-asian="11pt" style:font-style-asian="normal" style:font-weight-asian="bold" style:font-size-complex="11pt" style:font-style-complex="normal" style:font-weight-complex="bold"/>
    </style:style>
    <style:style style:name="T70" style:family="text">
      <style:text-properties fo:font-size="11pt" fo:letter-spacing="-0.0008in" fo:language="en" fo:country="US" fo:font-style="normal" officeooo:rsid="001c51df" style:font-size-asian="11pt" style:language-asian="en" style:country-asian="US" style:font-style-asian="normal" style:font-size-complex="11pt" style:font-style-complex="normal"/>
    </style:style>
    <style:style style:name="T71" style:family="text">
      <style:text-properties fo:font-size="11pt" fo:letter-spacing="-0.0008in" fo:language="en" fo:country="US" fo:font-style="italic" officeooo:rsid="001c51df" style:font-size-asian="11pt" style:language-asian="en" style:country-asian="US" style:font-style-asian="italic" style:font-size-complex="11pt" style:font-style-complex="italic"/>
    </style:style>
    <style:style style:name="T72" style:family="text">
      <style:text-properties officeooo:rsid="00104ae7"/>
    </style:style>
    <style:style style:name="T73" style:family="text">
      <style:text-properties officeooo:rsid="00131ad9"/>
    </style:style>
    <style:style style:name="T74" style:family="text">
      <style:text-properties fo:font-size="10pt" style:font-size-asian="10pt" style:font-size-complex="10pt"/>
    </style:style>
    <style:style style:name="T75" style:family="text">
      <style:text-properties fo:font-size="10pt" officeooo:rsid="00104ae7" style:font-size-asian="10pt" style:font-size-complex="10pt"/>
    </style:style>
    <style:style style:name="T76" style:family="text">
      <style:text-properties fo:font-size="10pt" officeooo:rsid="000f2ad2" style:font-size-asian="10pt" style:font-size-complex="10pt"/>
    </style:style>
    <style:style style:name="T77" style:family="text">
      <style:text-properties fo:font-size="10pt" fo:font-style="normal" fo:font-weight="bold" officeooo:rsid="000f2ad2" style:font-size-asian="10pt" style:font-style-asian="normal" style:font-weight-asian="bold" style:font-size-complex="10pt" style:font-style-complex="normal" style:font-weight-complex="bold"/>
    </style:style>
    <style:style style:name="T78" style:family="text">
      <style:text-properties fo:font-size="10pt" fo:letter-spacing="-0.0008in" fo:language="en" fo:country="US" fo:font-style="normal" officeooo:rsid="001c51df" style:font-size-asian="10pt" style:language-asian="en" style:country-asian="US" style:font-style-asian="normal" style:font-size-complex="10pt" style:font-style-complex="normal"/>
    </style:style>
    <style:style style:name="T79" style:family="text">
      <style:text-properties fo:font-size="10pt" fo:letter-spacing="-0.0008in" fo:language="en" fo:country="US" fo:font-style="italic" officeooo:rsid="001c51df" style:font-size-asian="10pt" style:language-asian="en" style:country-asian="US" style:font-style-asian="italic" style:font-size-complex="10pt" style:font-style-complex="italic"/>
    </style:style>
    <style:style style:name="T80" style:family="text">
      <style:text-properties officeooo:rsid="0014d06a"/>
    </style:style>
    <style:style style:name="T81" style:family="text">
      <style:text-properties officeooo:rsid="00162c97"/>
    </style:style>
    <style:style style:name="T82" style:family="text">
      <style:text-properties officeooo:rsid="0017a57c"/>
    </style:style>
    <style:style style:name="T83" style:family="text">
      <style:text-properties officeooo:rsid="00202f6e"/>
    </style:style>
    <style:style style:name="T84" style:family="text">
      <style:text-properties fo:font-variant="normal" fo:text-transform="none" fo:color="#000000" style:font-name="Times New Roman1" fo:font-size="11pt" fo:letter-spacing="normal" fo:font-style="normal" fo:font-weight="bold" officeooo:rsid="00202f6e" style:font-size-asian="11pt" style:font-style-asian="normal" style:font-size-complex="11pt" style:font-style-complex="normal"/>
    </style:style>
    <style:style style:name="T85" style:family="text">
      <style:text-properties fo:font-variant="normal" fo:text-transform="none" fo:color="#000000" style:font-name="Times New Roman1" fo:letter-spacing="normal" fo:font-style="normal" fo:font-weight="bold" officeooo:rsid="00202f6e" style:font-style-asian="normal" style:font-style-complex="normal"/>
    </style:style>
    <style:style style:name="T86" style:family="text">
      <style:text-properties fo:font-variant="normal" fo:text-transform="none" fo:color="#000000" style:font-name="Times New Roman1" fo:font-size="8pt" fo:letter-spacing="normal" fo:font-style="normal" fo:font-weight="bold" officeooo:rsid="00202f6e" style:font-size-asian="8pt" style:font-style-asian="normal" style:font-size-complex="8pt" style:font-style-complex="normal"/>
    </style:style>
    <style:style style:name="T87" style:family="text">
      <style:text-properties officeooo:rsid="0021b156"/>
    </style:style>
    <style:style style:name="T88" style:family="text">
      <style:text-properties fo:font-size="8pt" style:font-size-asian="8pt" style:font-size-complex="8pt"/>
    </style:style>
    <style:style style:name="T89" style:family="text">
      <style:text-properties fo:font-size="8pt" officeooo:rsid="001e46c3" style:font-size-asian="8pt" style:font-size-complex="8pt"/>
    </style:style>
    <style:style style:name="T90" style:family="text">
      <style:text-properties fo:font-size="8pt" officeooo:rsid="00202f6e" style:font-size-asian="8pt" style:font-size-complex="8pt"/>
    </style:style>
    <style:style style:name="T91" style:family="text">
      <style:text-properties fo:font-size="8pt" officeooo:rsid="0021b156" style:font-size-asian="8pt" style:font-size-complex="8pt"/>
    </style:style>
    <style:style style:name="T92" style:family="text">
      <style:text-properties fo:font-size="8pt" fo:font-style="normal" officeooo:rsid="001e46c3" style:font-size-asian="8pt" style:font-style-asian="normal" style:font-size-complex="8pt" style:font-style-complex="normal"/>
    </style:style>
    <style:style style:name="T93" style:family="text">
      <style:text-properties fo:font-size="8pt" fo:font-style="normal" officeooo:rsid="001e711a" style:font-size-asian="8pt" style:font-style-asian="normal" style:font-size-complex="8pt" style:font-style-complex="normal"/>
    </style:style>
    <style:style style:name="T94" style:family="text">
      <style:text-properties fo:font-size="8pt" fo:font-style="normal" officeooo:rsid="002004fd" style:font-size-asian="8pt" style:font-style-asian="normal" style:font-size-complex="8pt" style:font-style-complex="normal"/>
    </style:style>
    <style:style style:name="T95" style:family="text">
      <style:text-properties fo:font-size="8pt" fo:font-style="normal" officeooo:rsid="00202f6e" style:font-size-asian="8pt" style:font-style-asian="normal" style:font-size-complex="8pt" style:font-style-complex="normal"/>
    </style:style>
    <style:style style:name="T96" style:family="text">
      <style:text-properties fo:font-size="8pt" fo:font-style="normal" officeooo:rsid="0021b156" style:font-size-asian="8pt" style:font-style-asian="normal" style:font-size-complex="8pt" style:font-style-complex="normal"/>
    </style:style>
    <style:style style:name="T97" style:family="text">
      <style:text-properties fo:font-size="8pt" fo:font-style="normal" officeooo:rsid="002365ae" style:font-size-asian="8pt" style:font-style-asian="normal" style:font-size-complex="8pt" style:font-style-complex="normal"/>
    </style:style>
    <style:style style:name="T98" style:family="text">
      <style:text-properties fo:font-size="8pt" fo:font-style="normal" officeooo:rsid="00254809" style:font-size-asian="8pt" style:font-style-asian="normal" style:font-size-complex="8pt" style:font-style-complex="normal"/>
    </style:style>
    <style:style style:name="T99" style:family="text">
      <style:text-properties fo:font-size="8pt" fo:font-style="normal" officeooo:rsid="0026d5f3" style:font-size-asian="8pt" style:font-style-asian="normal" style:font-size-complex="8pt" style:font-style-complex="normal"/>
    </style:style>
    <style:style style:name="T100" style:family="text">
      <style:text-properties fo:font-size="8pt" fo:font-style="italic" style:font-size-asian="8pt" style:font-style-asian="italic" style:font-size-complex="8pt" style:font-style-complex="italic"/>
    </style:style>
    <style:style style:name="T101" style:family="text">
      <style:text-properties fo:font-size="8pt" fo:font-style="italic" officeooo:rsid="00202f6e" style:font-size-asian="8pt" style:font-style-asian="italic" style:font-size-complex="8pt" style:font-style-complex="italic"/>
    </style:style>
    <style:style style:name="T102" style:family="text">
      <style:text-properties fo:font-size="8pt" fo:font-style="italic" officeooo:rsid="002365ae" style:font-size-asian="8pt" style:font-style-asian="italic" style:font-size-complex="8pt" style:font-style-complex="italic"/>
    </style:style>
    <style:style style:name="T103" style:family="text">
      <style:text-properties fo:font-size="8pt" fo:font-style="italic" officeooo:rsid="00254809" style:font-size-asian="8pt" style:font-style-asian="italic" style:font-size-complex="8pt" style:font-style-complex="italic"/>
    </style:style>
    <style:style style:name="T104" style:family="text">
      <style:text-properties fo:font-size="8pt" fo:font-style="italic" officeooo:rsid="0026d5f3" style:font-size-asian="8pt" style:font-style-asian="italic" style:font-size-complex="8pt" style:font-style-complex="italic"/>
    </style:style>
    <style:style style:name="fr1" style:family="graphic" style:parent-style-name="Frame">
      <style:graphic-properties style:wrap="dynamic" style:number-wrapped-paragraphs="1"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2">
          <style:column style:rel-width="5220*" fo:start-indent="0in" fo:end-indent="0.25in"/>
          <style:column style:rel-width="5220*" fo:start-indent="0.25in" fo:end-indent="0in"/>
        </style:columns>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7*"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51">Amendment to Russian Child Protection Law</text:span></text:p>
      <text:p text:style-name="P11"><text:span text:style-name="T51">Protecting Children or Kremlin?</text:span></text:p>
      <text:p text:style-name="Standard"/>
      <text:section text:style-name="Sect1" text:name="Section1">
        <text:p text:style-name="P9"><text:span text:style-name="T51">Victor Rudolfsson</text:span></text:p>
        <text:p text:style-name="P6"><text:span text:style-name="T51">Information Security</text:span></text:p>
        <text:p text:style-name="P6"><text:span text:style-name="T51">Høgskolen i Gjøvik</text:span></text:p>
        <text:p text:style-name="Author"/>
      </text:section>
      <text:section text:style-name="Sect2" text:name="Section3">
        <text:h text:style-name="Heading_20_1" text:outline-level="1"><text:span text:style-name="T11"><text:s/></text:span>Introduction</text:h>
        <text:p text:style-name="Text_20_body"><text:span text:style-name="T50">Earlier this year, Russian members of parliament presented an amendment to a law that would have been seen as greatly unethical, had it not been for the intent of combating unethical behavior. This law is called “</text:span><text:span text:style-name="T3">P</text:span><text:span text:style-name="T2">rotecting </text:span><text:span text:style-name="T3">c</text:span><text:span text:style-name="T2">hildren from </text:span><text:span text:style-name="T3">i</text:span><text:span text:style-name="T2">nformation </text:span><text:span text:style-name="T3">h</text:span><text:span text:style-name="T2">armful to their health and development</text:span>” <text:span text:style-name="T35">[1]</text:span>, <text:span text:style-name="T50">which needless to say is meant to protect children from harmful information. </text:span></text:p>
        <text:p text:style-name="Text_20_body"><text:span text:style-name="T50">The amendment to this law means not only that all websites accessible by children will have to include an age-limit depending on the content</text:span><text:span text:style-name="T36">[2]</text:span><text:span text:style-name="T50">, as defined in the amendment, or risks being completely blocked in </text:span><text:span text:style-name="T49">the entire </text:span><text:span text:style-name="T50">Russia</text:span><text:span text:style-name="T49">n Federation</text:span><text:span text:style-name="T50">. The process through which websites are blocked is however very opaque, as it's entirely decided by the Russian government, and the actual blocking can be enforced through DPI</text:span><text:span text:style-name="T37">[3] </text:span><text:span text:style-name="T50">(</text:span><text:span text:style-name="T3">Deep Packet Inspection</text:span><text:span text:style-name="T50">), something which no other western country as of yet has enforced on a nationwide scale. </text:span></text:p>
        <text:p text:style-name="Text_20_body">As if this is not enough of a threat to the individual citizen's privacy, members of parliament have hinted plans to outlaw anonymizing software such as TOR and VPNs.<text:span text:style-name="T38">[4]</text:span> </text:p>
        <text:p text:style-name="Text_20_body">In a country which is already one of the most dangerous countries for journalism, this may have a<text:span text:style-name="T48">n even more</text:span> devastating effect on freedom of press and freedom of expression <text:span text:style-name="T48">than anywhere else</text:span>, but what <text:span text:style-name="T49">effect can this have on the individuals right to privacy and public opinion</text:span>?</text:p>
        <text:h text:style-name="P8" text:outline-level="1"><text:span text:style-name="T51">What is privacy and anonymity?</text:span></text:h>
        <text:p text:style-name="Text_20_body"><text:span text:style-name="T53">Clarke defines privacy as </text:span><text:span text:style-name="T54">“</text:span><text:span text:style-name="Emphasis"><text:span text:style-name="T52">Privacy is the interest that individuals have in sustaining a 'personal space', free from interference by other people and organisations</text:span></text:span><text:span text:style-name="T52">.</text:span><text:span text:style-name="T55">".</text:span><text:span text:style-name="T44">[5]</text:span><text:span text:style-name="T60"> </text:span><text:span text:style-name="T61">Clarke further breaks this down </text:span><text:span text:style-name="T60">into a number of key aspects referred to as </text:span><text:span text:style-name="T69">dimensions</text:span><text:span text:style-name="T45">[5][6]</text:span><text:span text:style-name="T60">:</text:span></text:p>
        <text:list xml:id="list5555426901" text:style-name="L1">
          <text:list-item>
            <text:p text:style-name="P2"><text:span text:style-name="T77">“P</text:span><text:span text:style-name="Strong_20_Emphasis"><text:span text:style-name="T74">rivacy of the person: </text:span></text:span><text:span text:style-name="T74"><text:s/></text:span><text:span text:style-name="T75">T</text:span><text:span text:style-name="T74">his is concerned with the integrity of the individual's body. “</text:span></text:p>
          </text:list-item>
          <text:list-item>
            <text:p text:style-name="P2"><text:span text:style-name="Strong_20_Emphasis"><text:span text:style-name="T76">“P</text:span></text:span><text:span text:style-name="Strong_20_Emphasis"><text:span text:style-name="T74">rivacy of personal behaviour:</text:span></text:span><text:span text:style-name="T74"> This relates to all aspects of behaviour, but especially to sensitive matters, such as sexual preferences and habits, political activities and religious practices, both in private and in public places. It includes what is sometimes referred to as 'media privacy'”</text:span></text:p>
            <text:p text:style-name="P4"/>
          </text:list-item>
          <text:list-item>
            <text:p text:style-name="P2"><text:span text:style-name="Strong_20_Emphasis"><text:span text:style-name="T76">“P</text:span></text:span><text:span text:style-name="Strong_20_Emphasis"><text:span text:style-name="T74">rivacy of personal communications</text:span></text:span><text:span text:style-name="T74">. Individuals claim an interest in being able to communicate among themselves, using various media, without routine monitoring of their communications by other persons or organisations. This includes what is sometimes referred to as 'interception privacy'”</text:span></text:p>
          </text:list-item>
          <text:list-item>
            <text:p text:style-name="P2"><text:span text:style-name="Strong_20_Emphasis"><text:span text:style-name="T76">“P</text:span></text:span><text:span text:style-name="Strong_20_Emphasis"><text:span text:style-name="T74">rivacy of personal data</text:span></text:span><text:span text:style-name="T74">. Individuals claim that data about themselves should not be automatically available to other individuals and organisations, and that, even where data is possessed by another party, the individual must be able to exercise a substantial degree of control over that data and its use. This is sometimes referred to as 'data privacy' and 'information privacy'.”</text:span></text:p>
          </text:list-item>
        </text:list>
        <text:p text:style-name="Text_20_body"><text:span text:style-name="T72">The amendment made to this law almost completely dismantles several of these dimensions of privacy, as there is no way to influence any decisions made on what will </text:span><text:span text:style-name="T73">trigger a response leading to blocking of the content.</text:span><text:span text:style-name="T72"> </text:span><text:span text:style-name="T73">S</text:span><text:span text:style-name="T72">ince Russia recently strengthened their law </text:span><text:span text:style-name="T73">of libel </text:span><text:span text:style-name="T46">[7]</text:span><text:span text:style-name="T72">, this may not only lead to suppression of oppositionist viewpoints in media and on the internet, but even to self-censorship which is arguably worse than censorship itself.</text:span></text:p>
        <text:p text:style-name="Text_20_body"><draw:frame draw:style-name="fr1" draw:name="Frame1" text:anchor-type="paragraph" svg:x="0.5102in" svg:y="10.2508in" draw:z-index="0"><draw:text-box fo:min-height="0.0228in" fo:min-width="0in"><text:p text:style-name="P10"><text:span text:style-name="T1"/></text:p></draw:text-box></draw:frame><text:span text:style-name="T12">Anonymity can be defined as </text:span><text:span text:style-name="T4">“the state of being not identifiable within a set of subjects, the anonymity set. The anonymity set is the set of all possible subjects. With respect to acting entities, the anonymity set consists of the subjects who might cause an action</text:span><text:span text:style-name="T13">” </text:span><text:span text:style-name="T39">[8]</text:span><text:span text:style-name="T13">. Not having the choice of posting anonymously is not only a breach of privacy but also constitutes a serious risk to people who may not be able to express themselves without a substantial risk, such as whistle-blowers, </text:span><text:span text:style-name="T14">K</text:span><text:span text:style-name="T13">remlin critics or in general people with controversial views.</text:span></text:p>
        <text:h text:style-name="Heading_20_1" text:outline-level="1">Pr<text:span text:style-name="T51">ess Freedom in the Russian Federation</text:span></text:h>
        <text:p text:style-name="P3"><text:span text:style-name="T29">The press freedom index of 2011-2012 ranks Russia as the 142th country out of 179 listed countries</text:span><text:span text:style-name="T42">[9]</text:span><text:span text:style-name="T29">, where several reports of killings or abduction of regime critics, activists or human rights defenders have surfaced in recent years </text:span><text:span text:style-name="T43">[10]</text:span><text:span text:style-name="T29">; and when everybody has the ability to press their thoughts through more recent forms of media online, this can become a serious problem if sources are not protected – even more so with the </text:span><text:span text:style-name="T30">re-criminalization of libel in Russia, where public libelous statements in media could carry a fine of up to 5 million rubles, and where fines are higher for slander of officials.</text:span><text:span text:style-name="T15"> </text:span><text:span text:style-name="T40">[7]</text:span></text:p>
        <text:h text:style-name="P8" text:outline-level="1"><text:soft-page-break/><text:span text:style-name="T51">Law on Protecting Children from Information Harmful to Their Health and Development</text:span></text:h>
        <text:p text:style-name="Text_20_body"><text:span text:style-name="T15">In July, Vladimir Putin signed “</text:span><text:span text:style-name="T2">Federal Law On Amendments to Federal Law On Protecting Children from Information Harmful to Their Health and Development and Certain Legislative Acts of the Russian Federation</text:span>” <text:span text:style-name="T47">[11]</text:span>, <text:span text:style-name="T80">which has since been amended again in September of 2012. </text:span><text:span text:style-name="T81">The amendment to this law means </text:span><text:span text:style-name="T82">all sites accessible to children must include a tag of the age limit for the content as defined by the federal government, or it risks to be blocked. Sites may also be blocked because of child pornography, advocating drug use or production, suicide, or any information deemed illegal to distribute in Russia.</text:span></text:p>
        <text:p text:style-name="Text_20_body"><text:span text:style-name="T82">This is enforced by </text:span><text:span text:style-name="T81">the introduction of an internet blacklist maintained and updated by the </text:span><text:bookmark text:name="firstHeading"/>Roskomnadzor, <text:span text:style-name="T81">the </text:span><text:span text:style-name="T2">Russian Federal Surveillance Service for Mass Media and Communications. </text:span><text:span text:style-name="T16">This list is inaccessible to users, although users can use a service to find out whether a specific URL is blocked. The amendment to this law also meant Internet Service Providers had to install Deep Packet Inspection technology – which paves the way for full nationwide surveillance as every data packet can be dissected, read, and linked to the user.</text:span></text:p>
        <text:p text:style-name="Text_20_body"><text:span text:style-name="T16">Furthermore, members of parliament have indicated the possible amendment of outlawing anonymizing technology such as usage of VPN or TOR to mask the IP of the user </text:span><text:span text:style-name="T41">[4]</text:span><text:span text:style-name="T16">, </text:span><text:span text:style-name="T17">a decision which will be discussed within the closed walls of the State Duma. </text:span></text:p>
        <text:h text:style-name="Heading_20_1" text:outline-level="1"><text:span text:style-name="T51">Possible Effects of Self-Censorship</text:span></text:h>
        <text:p text:style-name="Text_20_body"><text:span text:style-name="T17">The amendments to this law carries extensive censorship measures with it, but these may not be the worst effect on the </text:span><text:span text:style-name="T19">R</text:span><text:span text:style-name="T17">ussian society. Two important things to take into account are the behavior of people when they know they are being watched, </text:span><text:span text:style-name="T20">which can have a devastating effect on their willingness to express opinions or viewpoints in fear of punitive actions - something which has been seen among journalists and media in the People's Republic of China which employs extensive internet censoring techniques </text:span><text:span text:style-name="T41">[12]</text:span><text:span text:style-name="T20">- </text:span><text:span text:style-name="T17">and the effect the opinion </text:span><text:span text:style-name="T20">of the majority or the perceived majority can </text:span><text:span text:style-name="T17">ha</text:span><text:span text:style-name="T20">ve</text:span><text:span text:style-name="T17"> on the individuals opinion; </text:span><text:span text:style-name="T20">an effect known as </text:span><text:span text:style-name="T17">the </text:span><text:span text:style-name="T6">spiral of silence </text:span><text:span text:style-name="T41">[13]</text:span><text:span text:style-name="T17">. <text:s/></text:span></text:p>
        <text:p text:style-name="Text_20_body"><text:span text:style-name="T18">The </text:span><text:span text:style-name="T5">spiral of silence</text:span><text:span text:style-name="T18">, in short, means that an individual is more likely to be verbal about his or her opinion if they conform with that of the majority, and likely to be less vocal if it's an opinion that identifies with a minority; and the more media represents the </text:span><text:span text:style-name="T28">opinion o</text:span><text:span text:style-name="T18">f the </text:span><text:span text:style-name="T28">perceived </text:span><text:span text:style-name="T18">majority, the less likely the individual becomes to be vocal about his or her opinion if it does not conform to the majority, and so the spiral continues. This can become a real problem when media not only has to watch out for making a mistake with the age-limiting of contents, but also with the threa</text:span><text:span text:style-name="T19">t</text:span><text:span text:style-name="T18"> of the reintroduction of harsh penalties for libelous statements; and even worse so if content starts being removed for political reasons, in which case the russian government is in complete control of the majority's opinion and thus suppresses the opinions of minorities. </text:span></text:p>
        <text:h text:style-name="Heading_20_1" text:outline-level="1"><text:span text:style-name="T51">Conclusion</text:span></text:h>
        <text:p text:style-name="P3">The effects of employing extensive monitoring techniques, and possibly outlawing anonymity, can mean that everything written online can be linked to the author – giving the author no way of posting it anonymously – and can lead to extensive self-censorship by both media and journalists. This can create a false image of what the public opinion is on matters, which can reinforce itself through a spiral of silence effect and suppress opposing opinions.</text:p>
        <text:p text:style-name="P5"><text:span text:style-name="T78">Giving any regime the power to control the public opinion and suppress opposition is thus not only a striking blow against the individual's privacy, but could even lead to powerful control of public opinion and reduction of opposition. Furthermore, outlawing anonymity takes it one step further by not only potentially inducing fear in authors for posting messages or information that may be considered illegal under the law of libel or the law on </text:span><text:span text:style-name="T79">Protecting Children from Information Harmful to their Health and Development, </text:span><text:span text:style-name="T78">but that further reinforces this fear by letting them know the simple act of trying to be anonymous is in itself illegal and can carry with it punitive actions. </text:span></text:p>
        <text:p text:style-name="P1">References</text:p>
        <text:list xml:id="list1649112649" text:style-name="WW8Num6">
          <text:list-item>
            <text:p text:style-name="references"><text:span text:style-name="T92"><text:s/></text:span><text:span text:style-name="T88">“</text:span><text:span text:style-name="T100">Amendments to the law on protecting children from information harmful to their health and development</text:span><text:span text:style-name="T88">”, </text:span><text:span text:style-name="T89">Kremlin.ru, </text:span><text:span text:style-name="T92"><text:s/>http://eng.kremlin.ru/acts/4246</text:span></text:p>
          </text:list-item>
          <text:list-item>
            <text:p text:style-name="references"><text:span text:style-name="T88"><text:s/>“</text:span><text:span text:style-name="T100">Russian Federation Federal Law of 29.12.2010 N 436-FZ On Protection of children from information harmful to their health and development</text:span><text:span text:style-name="T88">”, </text:span><text:span text:style-name="T93">http://www.akdi.ru/scripts/gosduma/smotri.php?z=1193</text:span></text:p>
          </text:list-item>
          <text:list-item>
            <text:p text:style-name="references"><text:span text:style-name="T93"><text:s/>“</text:span><text:span text:style-name="T100">Increased Internet Surveillance In Russia</text:span><text:span text:style-name="T88">”, Digital Civil Rights in Europe, </text:span><text:span text:style-name="T93">http://www.edri.org/edrigram/number10.21/internet-surveillance-russia</text:span></text:p>
          </text:list-item>
          <text:list-item>
            <text:p text:style-name="references"><text:span text:style-name="T88">Депутаты запретят анонимность в интернете (Members of Parliament to ban anonymity online), Izvestia, </text:span><text:span text:style-name="T94">http://izvestia.ru/news/535724</text:span></text:p>
          </text:list-item>
          <text:list-item>
            <text:p text:style-name="references"><text:bookmark text:name="RTFToC1"/><text:span text:style-name="T95">"</text:span><text:span text:style-name="T100">Introduction to Dataveillance and Information Privacy, and Definitions of Terms</text:span><text:span text:style-name="T88">”, </text:span><text:span text:style-name="T90">Roger Clarke,</text:span><text:span text:style-name="T88"> 1997</text:span><text:span text:style-name="T90">-08-15</text:span><text:span text:style-name="T88"> </text:span><text:span text:style-name="T90">(latest revision 2006-08-07), </text:span><text:span text:style-name="T95">http://www.rogerclarke.com/DV/Intro.html#Priv</text:span></text:p>
          </text:list-item>
          <text:list-item>
            <text:p text:style-name="references"><text:span text:style-name="T88">“</text:span><text:bookmark text:name="RTFToC11"/><text:span text:style-name="T100">What's 'Privacy'?</text:span><text:span text:style-name="T88">”,</text:span><text:span text:style-name="T86"> </text:span><text:span text:style-name="T95">Roger Clarke, </text:span><text:span text:style-name="T96">2006-08-07</text:span><text:span text:style-name="T95">, <text:s/>http://www.rogerclarke.com/DV/Privacy.html#RTFToC5</text:span></text:p>
          </text:list-item>
          <text:list-item>
            <text:p text:style-name="references"><text:span text:style-name="T95">“</text:span><text:span text:style-name="T100">Russia: Criminal Libel Law a Blow to Free Expression</text:span><text:span text:style-name="T95">”, </text:span><text:span text:style-name="T96">Human Rights Watch, 2012-07-16, http://www.hrw.org/news/2012/07/16/russia-criminal-libel-law-blow-free-expression</text:span></text:p>
          </text:list-item>
          <text:list-item>
            <text:p text:style-name="references"><text:span text:style-name="T95">“</text:span><text:span text:style-name="T101">Anonymity, Unobservability and Pseudonymity - A proposal for terminology</text:span><text:span text:style-name="T95">”, </text:span><text:span text:style-name="T96">Andreas Pfitzmann (Dresden University of Technology) &amp; Marit Köhntopp (Independent Centre for Privacy Protection Schleswig-Holstein), April 2001, </text:span><text:span text:style-name="T95">https://www.ecrypt.eu.org/apes/papers/terminology_proposal.pdf.gz</text:span></text:p>
          </text:list-item>
          <text:list-item>
            <text:p text:style-name="references"><text:span text:style-name="T88">“</text:span><text:span text:style-name="T100">Press Freedom Index 2011-2012</text:span><text:span text:style-name="T88">”, </text:span><text:span text:style-name="T91">Reporters Without Borders, </text:span><text:span text:style-name="T88"><text:s/></text:span><text:span text:style-name="T95">http://en.rsf.org/press-freedom-index-2011-2012,1043.html</text:span></text:p>
          </text:list-item>
          <text:list-item>
            <text:p text:style-name="references"><text:span text:style-name="T95">“</text:span><text:span text:style-name="T102">World Report 2012 – Events of 2011</text:span><text:span text:style-name="T97">”, Human Rights Watch, 2012, http://www.hrw.org/sites/default/files/reports/wr2012.pdf</text:span></text:p>
          </text:list-item>
          <text:list-item>
            <text:p text:style-name="references"><text:span text:style-name="T97">“</text:span><text:span text:style-name="T103">Federal Law On Protecting Children From Information Harmful to their Health and Development</text:span><text:span text:style-name="T98">”, State Duma of the Russian Federation, 2012-07-18, </text:span><text:span text:style-name="T97">http://ntc.duma.gov.ru/duma_na/asozd/asozd_text.php?bpaid=1&amp;code=180345</text:span></text:p>
          </text:list-item>
          <text:list-item>
            <text:p text:style-name="references"><text:span text:style-name="T98">“</text:span><text:span text:style-name="T103">Internet Development and Information Control in the People’s Republic of China</text:span><text:span text:style-name="T98">”, Tomas Lum, 2006-02-10, http://www.dtic.mil/cgi-bin/GetTRDoc?AD=ADA462477</text:span></text:p>
          </text:list-item>
          <text:list-item>
            <text:p text:style-name="references"><text:span text:style-name="T99">“</text:span><text:span text:style-name="T104">The Spiral of Silence – A Theory of Public Opinion</text:span><text:span text:style-name="T99">”, Elisabeth Noelle-Neumann, 1974, http://komm.bme.hu/wp-content/uploads/group-documents/23/1283958158-Noelle-Neumann.Spiral_of_silence.pdf</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MS Mincho" svg:font-family="'MS Mincho', 'MS ??'" style:font-family-generic="modern"/>
    <style:font-face style:name="Courier New1" svg:font-family="'Courier New'" style:font-family-generic="modern" style:font-pitch="fixed"/>
    <style:font-face style:name="SimSun" svg:font-family="SimSun,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in" fo:margin-right="0in" fo:margin-top="0in" fo:margin-bottom="0.0835in" style:contextual-spacing="false"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100%" fo:margin-left="0in" fo:margin-right="0in" fo:margin-top="0.111in" fo:margin-bottom="0.0555in" style:contextual-spacing="false" fo:keep-together="always" fo:text-indent="0.15in" style:auto-text-indent="false" fo:keep-with-next="always">
        <style:tab-stops>
          <style:tab-stop style:position="0.15in"/>
          <style:tab-stop style:position="0.4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100%" fo:margin-left="0.2in" fo:margin-right="0in" fo:margin-top="0.0835in" fo:margin-bottom="0.0417in" style:contextual-spacing="false" fo:text-align="start" style:justify-single-word="false" fo:keep-together="always" fo:text-indent="-0.2in" style:auto-text-indent="false" fo:keep-with-next="alway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100%" fo:margin-left="0in" fo:margin-right="0in" fo:line-height="0.1665in" fo:text-align="justify" style:justify-single-word="false" fo:text-indent="0.1252in" style:auto-text-indent="false">
        <style:tab-stops>
          <style:tab-stop style:position="0.3752in"/>
        </style:tab-stops>
      </style:paragraph-properties>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100%" fo:margin-left="0in" fo:margin-right="0in" fo:margin-top="0.028in" fo:margin-bottom="0.028in" style:contextual-spacing="false" fo:text-align="justify" style:justify-single-word="false" fo:text-indent="0.2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top="0in" fo:margin-bottom="0.139in" style:contextual-spacing="false"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text-properties style:use-window-font-color="true" style:font-name="Times New Roman" fo:font-size="11pt" fo:language="en" fo:country="US" style:font-name-asian="SimSun" style:font-size-asian="11pt" style:language-asian="none"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100%"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0555in" fo:margin-bottom="0.139in" style:contextual-spacing="false" fo:text-align="center" style:justify-single-word="false" fo:orphans="2" fo:widows="2"/>
      <style:text-properties style:use-window-font-color="true" style:font-name="Times New Roman" fo:font-size="8pt" fo:language="en" fo:country="US" style:font-name-asian="SimSun" style:font-size-asian="8pt" style:language-asian="none" style:country-asian="none" style:font-name-complex="Times New Roman" style:font-size-complex="8pt" style:language-complex="ar" style:country-complex="SA"/>
    </style:style>
    <style:style style:name="footnote" style:family="paragraph" style:list-style-name="WW8Num2">
      <style:paragraph-properties fo:margin-top="0in" fo:margin-bottom="0.028in" style:contextual-spacing="false" fo:orphans="2" fo:widows="2"/>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100%" fo:margin-left="0in" fo:margin-right="0in" fo:margin-top="0in" fo:margin-bottom="0.0835in" style:contextual-spacing="false" fo:text-align="justify" style:justify-single-word="false" fo:orphans="2" fo:widows="2" fo:text-indent="0.2in" style:auto-text-indent="false"/>
      <style:text-properties style:use-window-font-color="true" style:font-name="Times New Roman" fo:font-size="9pt" fo:language="en" fo:country="US" fo:font-style="italic" fo:font-weight="bold" style:font-name-asian="SimSun" style:font-size-asian="9pt" style:language-asian="none"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style:contextual-spacing="false" fo:text-align="center" style:justify-single-word="false" fo:orphans="2" fo:widows="2"/>
      <style:text-properties style:use-window-font-color="true" style:font-name="Times New Roman" fo:font-size="14pt" fo:language="en" fo:country="US" style:font-name-asian="MS Mincho" style:font-size-asian="14pt" style:language-asian="none" style:country-asian="none" style:font-name-complex="Times New Roman"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text-properties style:use-window-font-color="true" style:font-name="Times New Roman" fo:font-size="24pt" fo:language="en" fo:country="US" style:font-name-asian="MS Mincho" style:font-size-asian="24pt" style:language-asian="none" style:country-asian="none" style:font-name-complex="Times New Roman" style:font-size-complex="24pt" style:language-complex="ar" style:country-complex="SA"/>
    </style:style>
    <style:style style:name="references" style:family="paragraph" style:list-style-name="WW8Num6">
      <style:paragraph-properties fo:margin-top="0in" fo:margin-bottom="0.0346in" style:contextual-spacing="false" fo:line-height="0.1252in" fo:text-align="justify" style:justify-single-word="false" fo:orphans="2" fo:widows="2"/>
      <style:text-properties style:use-window-font-color="true" style:font-name="Times New Roman" fo:font-size="8pt" fo:language="en" fo:country="US" style:font-name-asian="MS Mincho" style:font-size-asian="8pt" style:language-asian="none" style:country-asian="none" style:font-name-complex="Times New Roman" style:font-size-complex="8pt" style:language-complex="ar" style:country-complex="SA"/>
    </style:style>
    <style:style style:name="sponsors" style:family="paragraph">
      <style:paragraph-properties fo:margin="100%" fo:margin-left="0in" fo:margin-right="0in"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none" style:country-asian="none" style:font-name-complex="Times New Roman" style:font-size-complex="8pt" style:language-complex="ar" style:country-complex="SA"/>
    </style:style>
    <style:style style:name="table_20_footnote" style:display-name="table footnote" style:family="paragraph">
      <style:paragraph-properties fo:margin-top="0.0417in" fo:margin-bottom="0.0209in" style:contextual-spacing="false"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1665in" fo:margin-bottom="0.0835in" style:contextual-spacing="false" fo:line-height="90%" fo:text-align="center" style:justify-single-word="false" fo:orphans="2" fo:widows="2"/>
      <style:text-properties fo:font-variant="small-caps" style:use-window-font-color="true" style:font-name="Times New Roman" fo:font-size="8pt" fo:language="en" fo:country="US" style:font-name-asian="SimSun" style:font-size-asian="8pt" style:language-asian="none" style:country-asian="none" style:font-name-complex="Times New Roman" style:font-size-complex="8pt" style:language-complex="ar" style:country-complex="SA"/>
    </style:style>
    <style:style style:name="Style_20_Abstract_20__2b__20_Italic" style:display-name="Style Abstract + Italic" style:family="paragraph" style:parent-style-name="Abstract">
      <style:text-properties fo:font-style="italic" style:font-name-asian="MS Mincho" style:font-style-asian="italic"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size-asian="9pt" style:font-weight-asian="bold"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tyle="italic" style:font-name-asian="MS Mincho"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text:style-name="WW8Num5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5in" fo:margin-bottom="1.6902in" fo:margin-left="0.5098in" fo:margin-right="0.5098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2-09-06T20:24:00</meta:creation-date>
    <dc:date>2012-11-30T11:40:52</dc:date>
    <meta:editing-cycles>4</meta:editing-cycles>
    <meta:editing-duration>PT2H37M49S</meta:editing-duration>
    <meta:generator>LibreOffice/3.6$Linux_X86_64 LibreOffice_project/360m1$Build-2</meta:generator>
    <meta:document-statistic meta:table-count="0" meta:image-count="0" meta:object-count="0" meta:page-count="2" meta:paragraph-count="44" meta:word-count="1629" meta:character-count="10932" meta:non-whitespace-character-count="9354"/>
    <meta:user-defined meta:name="Info 1"/>
    <meta:user-defined meta:name="Info 2"/>
    <meta:user-defined meta:name="Info 3"/>
    <meta:user-defined meta:name="Info 4"/>
  </office:meta>
</office:document-meta>
</file>